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8f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ce Kay John</text:p>
      <text:p text:style-name="P1">## System Test NotResponsive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2T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Y” when prompted for information related to the need for vasopressor support.</text:p>
      <text:p text:style-name="P1">9. Type “100.0” when prompted for the patient’s heart rate.</text:p>
      <text:p text:style-name="P1">10. Type “2.0” when prompted for the patient’s WBC count.</text:p>
      <text:p text:style-name="P1">11. Type “Y” when prompted for information related to whether or not the patient is inpatient.</text:p>
      <text:p text:style-name="P1">12. Type “N” when prompted for information related to whether or not the patient is responsive.</text:p>
      <text:p text:style-name="P1">13. <text:s/>Type “Y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N” when prompted for information related to whether or not the patient is immunocompromised.</text:p>
      <text:p text:style-name="P1">19. Type “2.0” when prompted for the patient’s baseline respiratory PaOxy/FaOxy.</text:p>
      <text:p text:style-name="P1">20. Type “2.0” when prompted for the patient’s current respiratory PaOxy/FaOxy.</text:p>
      <text:p text:style-name="P1">21. Type “1.0” when prompted for the patient’s baseline coagulation platelets.</text:p>
      <text:p text:style-name="P1">22. Type “1.0” when prompted for the patient’s current coagulation platelets.</text:p>
      <text:p text:style-name="P1">23. Type “2.0” when prompted for the patient’s baseline use of liver bilirubin.</text:p>
      <text:p text:style-name="P1">24. Type “2.0” when prompted for the patient’s current use of liver bilirubin.</text:p>
      <text:p text:style-name="P1">25. <text:s/>Type “3.0” when prompted for the patient’s baseline use of dopamine.</text:p>
      <text:p text:style-name="P1">26. <text:s/>Type “3.0” when prompted for the patient’s current use of dopamine.</text:p>
      <text:p text:style-name="P1">27. Type “Y” when prompted for information related to whether or not the patient had used any dobutamine yesterday.</text:p>
      <text:p text:style-name="P1">28. Type “Y” when prompted for information related to whether or not the patient had used any dobutamine recently.</text:p>
      <text:p text:style-name="P1">29. Type “1.0” when prompted for the patient’s baseline use of epinephrine.</text:p>
      <text:p text:style-name="P1">30. Type “1.0” when prompted for the patient’s current use of epinephrine.</text:p>
      <text:p text:style-name="P1">31. Type “2.4” when prompted for the patient’s baseline use of norepinephrine.</text:p>
      <text:p text:style-name="P1">32. Type “2.4” when prompted for the patient’s current use of norepinephrine.</text:p>
      <text:p text:style-name="P1">33. Type “2.2” when prompted for the patient’s baseline Glasgow coma scale.</text:p>
      <text:p text:style-name="P1">34. Type “2.2” when prompted for the patient’s current Glasgow coma scale.</text:p>
      <text:p text:style-name="P1"/>
      <text:p text:style-name="P1">#Expected Result: CODE_BL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09:42.467571382</meta:creation-date>
    <dc:date>2020-11-17T21:10:05.341777847</dc:date>
    <meta:editing-duration>PT23S</meta:editing-duration>
    <meta:editing-cycles>1</meta:editing-cycles>
    <meta:document-statistic meta:table-count="0" meta:image-count="0" meta:object-count="0" meta:page-count="1" meta:paragraph-count="38" meta:word-count="489" meta:character-count="3016" meta:non-whitespace-character-count="2554"/>
    <meta:generator>LibreOffice/6.0.7.3$Linux_X86_64 LibreOffice_project/00m0$Build-3</meta:generator>
  </office:meta>
</office:document-meta>
</file>